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7])" office:value-type="string">
            <text:p>200</text:p>
          </table:table-cell>
          <table:table-cell table:formula="oooc:=SUM([.C3:.C17])" office:value-type="string">
            <text:p>48</text:p>
          </table:table-cell>
          <table:table-cell table:formula="oooc:=SUM([.D3:.D17])" office:value-type="string">
            <text:p>25</text:p>
          </table:table-cell>
          <table:table-cell table:formula="oooc:=SUM([.E3:.E17])" office:value-type="string">
            <text:p>40</text:p>
          </table:table-cell>
          <table:table-cell table:formula="oooc:=SUM([.F3:.F17])" office:value-type="string">
            <text:p>9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4" office:value-type="string">
            <text:p>Religious Bias</text:p>
          </table:table-cell>
          <table:table-cell table:style-name="ce24" office:value-type="string">
            <text:p>Total</text:p>
          </table:table-cell>
          <table:table-cell table:number-columns-repeated="24" table:style-name="ce25"/>
        </table:table-row>
        <table:table-row table:style-name="ro2">
          <table:table-cell table:style-name="ce26" office:value-type="string">
            <text:p>Anti-Jewish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6" office:value-type="string">
            <text:p>Anti-Catholic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Anti-Protestan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6" office:value-type="string">
            <text:p>Anti-Islamic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Anti-Other Religion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6" office:value-type="string">
            <text:p>Anti-Multi-Religious Group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Anti-Atheist/Agnostic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9">
            <text:p>9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Arab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11">
            <text:p>11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8">
            <text:p>8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